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ed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n main(){</text:p>
      <text:p text:style-name="Standard"><text:tab/>let x=5;</text:p>
      <text:p text:style-name="Standard"><text:tab/>let x=x+1;</text:p>
      <text:p text:style-name="Standard"><text:tab/>let x=x*6;</text:p>
      <text:p text:style-name="Standard"><text:tab/>println!("The final answer of x is {}",x);</text:p>
      <text:p text:style-name="Standard">}</text:p>
      <text:p text:style-name="Standard"/>
      <text:p text:style-name="Standard"/>
      <text:p text:style-name="P1">The final answer of x is 36</text:p>
      <text:p text:style-name="P1"/>
      <text:p text:style-name="P1"/>
      <text:p text:style-name="P1">fn main(){</text:p>
      <text:p text:style-name="Standard"><text:tab/>let friend_name=["Ali","Aliyan","Elif","Jordan","Dextor"];</text:p>
      <text:p text:style-name="Standard"><text:tab/>let age=[10,20,30,40,50];</text:p>
      <text:p text:style-name="Standard"><text:tab/>println!("My friend {}'s age is {}", friend_name[0],age[0]);</text:p>
      <text:p text:style-name="Standard"><text:tab/>println!("My friend {}'s age is {}", friend_name[1],age[1]);</text:p>
      <text:p text:style-name="Standard"><text:tab/>println!("My friend {}'s age is {}", friend_name[2],age[2]);</text:p>
      <text:p text:style-name="Standard"><text:tab/>println!("My friend {}'s age is {}", friend_name[3],age[3]);</text:p>
      <text:p text:style-name="Standard"><text:tab/>println!("My friend {}'s age is {}", friend_name[4],age[4]);</text:p>
      <text:p text:style-name="Standard">}</text:p>
      <text:p text:style-name="Standard"/>
      <text:p text:style-name="Standard">My friend Ali's age is 10</text:p>
      <text:p text:style-name="Standard">My friend Aliyan's age is 20</text:p>
      <text:p text:style-name="Standard">My friend Elif's age is 30</text:p>
      <text:p text:style-name="Standard">My friend Jordan's age is 40</text:p>
      <text:p text:style-name="Standard">My friend Dextor's age is 50</text:p>
      <text:p text:style-name="Standard"/>
      <text:p text:style-name="Standard"/>
      <text:p text:style-name="Standard">fn main(){</text:p>
      <text:p text:style-name="Standard"><text:tab/>let x=2;</text:p>
      <text:p text:style-name="Standard"><text:tab/>let y=4;</text:p>
      <text:p text:style-name="Standard"><text:tab/>let c=x+y;</text:p>
      <text:p text:style-name="Standard"><text:tab/>let d=x-y;</text:p>
      <text:p text:style-name="Standard"><text:tab/>let e=x*y;</text:p>
      <text:p text:style-name="Standard"><text:tab/>let f=x/y;</text:p>
      <text:p text:style-name="Standard"><text:tab/>println!("By dividing x and y we get {}",f);</text:p>
      <text:p text:style-name="Standard"><text:tab/>println!("By adding x and y we get {}",c);</text:p>
      <text:p text:style-name="Standard"><text:tab/>println!("By subtracting x and y we get {}",d);<text:tab/></text:p>
      <text:p text:style-name="Standard"><text:tab/>println!("By multiplying x and y we get {}",e);</text:p>
      <text:p text:style-name="Standard">}</text:p>
      <text:p text:style-name="Standard"/>
      <text:p text:style-name="Standard"/>
      <text:p text:style-name="Standard"/>
      <text:p text:style-name="Standard">By dividing x and y we get 0</text:p>
      <text:p text:style-name="Standard">By adding x and y we get 6</text:p>
      <text:p text:style-name="Standard">By subtracting x and y we get -2</text:p>
      <text:p text:style-name="Standard">By multiplying x and y we get 8</text:p>
      <text:p text:style-name="Standard"/>
      <text:p text:style-name="Standard"/>
      <text:p text:style-name="Standard"><text:soft-page-break/>fn main(){</text:p>
      <text:p text:style-name="Standard"><text:tab/>let tup1=("Name","Email id","Age");</text:p>
      <text:p text:style-name="Standard"><text:tab/>let (a,b,c)=tup1;</text:p>
      <text:p text:style-name="Standard"><text:tab/>println!("Ayesha is my {}",a);</text:p>
      <text:p text:style-name="Standard"><text:tab/>println!("ayeshazahid758@gmail.com is my {}",b);</text:p>
      <text:p text:style-name="Standard"><text:tab/>println!("20 is my {}",c);</text:p>
      <text:p text:style-name="Standard">}</text:p>
      <text:p text:style-name="Standard"/>
      <text:p text:style-name="Standard">Ayesha is my Name</text:p>
      <text:p text:style-name="Standard">ayeshazahid758@gmail.com is my Email id</text:p>
      <text:p text:style-name="Standard">20 is my Ag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3:16:03.565492600</meta:creation-date>
    <dc:date>2019-08-20T05:50:12.349749549</dc:date>
    <meta:editing-duration>PT45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207" meta:character-count="1263" meta:non-whitespace-character-count="1076"/>
  </office:meta>
</office:document-meta>
</file>